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D8000000DDD81B6D2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TH Sarabun New" svg:font-family="'TH Sarabun New'" style:font-pitch="variable"/>
    <style:font-face style:name="Angsana New" svg:font-family="'Angsana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 style:snap-to-layout-grid="false"/>
      <style:text-properties style:font-name="TH Sarabun New"/>
    </style:style>
    <style:style style:name="P2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TH Sarabun New" fo:font-size="16pt" style:font-size-asian="16pt" style:font-name-complex="TH Sarabun New" style:font-size-complex="16pt"/>
    </style:style>
    <style:style style:name="P3" style:family="paragraph" style:parent-style-name="Standard">
      <style:text-properties style:font-name="TH Sarabun New" style:font-name-complex="TH Sarabun New"/>
    </style:style>
    <style:style style:name="P4" style:family="paragraph" style:parent-style-name="Standard">
      <style:paragraph-properties style:snap-to-layout-grid="false"/>
      <style:text-properties style:font-name="TH Sarabun New" style:font-name-complex="TH Sarabun New"/>
    </style:style>
    <style:style style:name="P5" style:family="paragraph" style:parent-style-name="Standard">
      <style:text-properties style:font-name="TH Sarabun New" fo:font-style="italic" style:font-style-asian="italic" style:font-name-complex="TH Sarabun New" style:font-style-complex="italic"/>
    </style:style>
    <style:style style:name="P6" style:family="paragraph" style:parent-style-name="Header">
      <style:text-properties style:font-name="TH Sarabun New" fo:font-size="8pt" style:font-size-asian="7pt" style:font-size-complex="10.6499996185303pt"/>
    </style:style>
    <style:style style:name="P7" style:family="paragraph" style:parent-style-name="Footer">
      <style:text-properties style:font-name="TH Sarabun New" fo:font-size="10pt" fo:font-weight="bold" style:font-size-asian="10pt" style:font-weight-asian="bold" style:font-name-complex="Tahoma" style:font-size-complex="10pt" style:font-weight-complex="bold"/>
    </style:style>
    <style:style style:name="P8" style:family="paragraph" style:parent-style-name="Footer">
      <style:paragraph-properties fo:text-align="center" style:justify-single-word="false"/>
      <style:text-properties style:font-name="TH Sarabun New" fo:font-size="15pt" style:font-size-asian="15pt" style:font-size-complex="15pt"/>
    </style:style>
    <style:style style:name="P9" style:family="paragraph" style:parent-style-name="Text_20_body">
      <style:paragraph-properties fo:margin-top="0in" fo:margin-bottom="0in"/>
      <style:text-properties style:font-name="TH Sarabun New" fo:font-size="16pt" style:font-size-asian="16pt" style:font-name-complex="TH Sarabun New" style:font-size-complex="16pt"/>
    </style:style>
    <style:style style:name="P10" style:family="paragraph" style:parent-style-name="Text_20_body">
      <style:paragraph-properties fo:margin-top="0in" fo:margin-bottom="0in"/>
      <style:text-properties fo:color="#000000" style:font-name="TH Sarabun New" fo:font-size="16pt" style:font-size-asian="16pt" style:font-name-complex="TH Sarabun New" style:font-size-complex="16pt"/>
    </style:style>
    <style:style style:name="P11" style:family="paragraph" style:parent-style-name="Text_20_body">
      <style:paragraph-properties fo:margin-top="0in" fo:margin-bottom="0in"/>
      <style:text-properties fo:color="#000000" style:font-name="TH Sarabun New" fo:font-size="16pt" style:font-size-asian="16pt" style:font-name-complex="TH Sarabun New" style:font-size-complex="16pt" style:language-complex="zxx" style:country-complex="none"/>
    </style:style>
    <style:style style:name="P12" style:family="paragraph" style:parent-style-name="Text_20_body">
      <style:paragraph-properties fo:margin-top="0in" fo:margin-bottom="0in"/>
      <style:text-properties fo:color="#000000" style:font-name="TH Sarabun New" fo:font-size="16pt" fo:font-weight="bold" fo:background-color="#ffffff" style:font-size-asian="16pt" style:font-weight-asian="bold" style:font-name-complex="TH Sarabun New" style:font-size-complex="16pt" style:font-weight-complex="bold"/>
    </style:style>
    <style:style style:name="P13" style:family="paragraph" style:parent-style-name="Text_20_body">
      <style:paragraph-properties fo:margin-top="0in" fo:margin-bottom="0in"/>
      <style:text-properties fo:color="#000000" style:font-name="TH Sarabun New" fo:font-size="16pt" fo:background-color="#ffffff" style:font-size-asian="16pt" style:font-name-complex="TH Sarabun New" style:font-size-complex="16pt" style:language-complex="zxx" style:country-complex="none" style:font-weight-complex="bold"/>
    </style:style>
    <style:style style:name="P14" style:family="paragraph" style:parent-style-name="Text_20_body">
      <style:paragraph-properties fo:margin-top="0in" fo:margin-bottom="0in" fo:line-height="106%" fo:background-color="#ffffff">
        <style:background-image/>
      </style:paragraph-properties>
      <style:text-properties style:font-name="TH Sarabun New" fo:font-size="16pt" style:font-size-asian="16pt" style:font-name-complex="TH Sarabun New" style:font-size-complex="16pt"/>
    </style:style>
    <style:style style:name="P15" style:family="paragraph" style:parent-style-name="Text_20_body">
      <style:paragraph-properties fo:margin-top="0in" fo:margin-bottom="0in" fo:line-height="106%" fo:background-color="#ffffff">
        <style:background-image/>
      </style:paragraph-properties>
      <style:text-properties fo:color="#000000" style:font-name="TH Sarabun New" fo:font-size="16pt" fo:font-weight="normal" fo:background-color="#ffffff" style:font-size-asian="16pt" style:font-weight-asian="normal" style:font-name-complex="TH Sarabun New" style:font-size-complex="16pt" style:language-complex="zxx" style:country-complex="none" style:font-weight-complex="normal"/>
    </style:style>
    <style:style style:name="P16" style:family="paragraph" style:parent-style-name="Table_20_Contents">
      <style:paragraph-properties fo:margin-top="0in" fo:margin-bottom="0in" fo:line-height="106%"/>
      <style:text-properties fo:color="#000000" style:font-name="TH Sarabun New" fo:font-size="16pt" fo:language="zxx" fo:country="none" fo:font-weight="bold" style:font-size-asian="16pt" style:font-name-complex="TH Sarabun New" style:font-size-complex="16pt"/>
    </style:style>
    <style:style style:name="P17" style:family="paragraph" style:parent-style-name="Table_20_Contents">
      <style:paragraph-properties fo:margin-top="0in" fo:margin-bottom="0in" fo:line-height="106%"/>
      <style:text-properties fo:color="#000000" style:font-name="TH Sarabun New" fo:font-size="16pt" fo:language="zxx" fo:country="none" fo:font-weight="bold" style:font-size-asian="16pt" style:font-weight-asian="bold" style:font-name-complex="TH Sarabun New" style:font-size-complex="16pt" style:font-weight-complex="bold"/>
    </style:style>
    <style:style style:name="P18" style:family="paragraph" style:parent-style-name="Table_20_Contents">
      <style:paragraph-properties fo:margin-top="0in" fo:margin-bottom="0in" fo:line-height="100%"/>
      <style:text-properties fo:color="#000000" style:font-name="TH Sarabun New" fo:font-size="14pt" fo:language="zxx" fo:country="none" fo:font-weight="bold" style:font-size-asian="14pt" style:font-weight-asian="bold" style:font-name-complex="TH Sarabun New" style:font-size-complex="14pt" style:font-weight-complex="bold"/>
    </style:style>
    <style:style style:name="P19" style:family="paragraph" style:parent-style-name="Text_20_body">
      <style:paragraph-properties fo:margin-left="0.4374in" fo:margin-right="0in" fo:margin-top="0in" fo:margin-bottom="0in" fo:text-indent="0in" style:auto-text-indent="false"/>
      <style:text-properties style:font-name="TH Sarabun New" fo:font-size="16pt" style:font-size-asian="16pt" style:font-name-complex="TH Sarabun New" style:font-size-complex="16pt"/>
    </style:style>
    <style:style style:name="P20" style:family="paragraph" style:parent-style-name="Text_20_body">
      <style:paragraph-properties fo:line-height="106%"/>
      <style:text-properties fo:color="#000000" style:font-name="TH Sarabun New" fo:font-size="16pt" style:font-size-asian="16pt" style:font-name-complex="TH Sarabun New" style:font-size-complex="16pt"/>
    </style:style>
    <style:style style:name="P21" style:family="paragraph" style:parent-style-name="Text_20_body">
      <style:paragraph-properties fo:line-height="106%"/>
      <style:text-properties fo:color="#000000" style:font-name="TH Sarabun New" fo:font-size="16pt" fo:language="zxx" fo:country="none" fo:font-weight="bold" style:font-size-asian="16pt" style:font-name-complex="TH Sarabun New" style:font-size-complex="16pt"/>
    </style:style>
    <style:style style:name="P22" style:family="paragraph" style:parent-style-name="Heading_20_3">
      <style:paragraph-properties fo:margin-top="0in" fo:margin-bottom="0.0835in" fo:line-height="106%" fo:background-color="#ffffff">
        <style:background-image/>
      </style:paragraph-properties>
      <style:text-properties fo:color="#000000" style:font-name="TH Sarabun New" fo:font-size="16pt" style:font-size-asian="16pt" style:font-name-complex="TH Sarabun New" style:font-size-complex="16pt" style:language-complex="zxx" style:country-complex="none"/>
    </style:style>
    <style:style style:name="P23" style:family="paragraph" style:parent-style-name="Table_20_Contents">
      <style:paragraph-properties fo:margin-top="0.0555in" fo:margin-bottom="0in" fo:line-height="106%"/>
      <style:text-properties fo:color="#000000" style:font-name="TH Sarabun New" fo:font-size="16pt" fo:language="zxx" fo:country="none" fo:font-weight="normal" style:font-size-asian="16pt" style:font-weight-asian="normal" style:font-name-complex="TH Sarabun New" style:font-size-complex="16pt" style:language-complex="th" style:country-complex="TH" style:font-weight-complex="normal"/>
    </style:style>
    <style:style style:name="P24" style:family="paragraph" style:parent-style-name="Table_20_Contents">
      <style:paragraph-properties fo:margin-left="0.5in" fo:margin-right="0in" fo:margin-top="0in" fo:margin-bottom="0in" fo:text-indent="0in" style:auto-text-indent="false"/>
      <style:text-properties style:font-name="TH Sarabun New" fo:font-size="16pt" fo:font-weight="bold" style:font-size-asian="16pt" style:font-weight-asian="bold" style:font-name-complex="TH Sarabun New" style:font-size-complex="16pt" style:font-weight-complex="bold"/>
    </style:style>
    <style:style style:name="P25" style:family="paragraph" style:parent-style-name="Table_20_Contents">
      <style:paragraph-properties fo:margin-left="0.5in" fo:margin-right="0in" fo:margin-top="0in" fo:margin-bottom="0in" fo:line-height="106%" fo:text-indent="0in" style:auto-text-indent="false"/>
      <style:text-properties fo:color="#000000" style:font-name="TH Sarabun New" fo:font-size="16pt" fo:language="zxx" fo:country="none" fo:font-weight="bold" style:font-size-asian="16pt" style:font-name-complex="TH Sarabun New" style:font-size-complex="16pt"/>
    </style:style>
    <style:style style:name="P26" style:family="paragraph" style:parent-style-name="Text_20_body" style:master-page-name="Standard">
      <style:paragraph-properties fo:text-align="center" style:justify-single-word="false" style:page-number="auto"/>
      <style:text-properties style:font-name="TH Sarabun New" style:font-name-complex="TH Sarabun New"/>
    </style:style>
    <style:style style:name="P27" style:family="paragraph" style:parent-style-name="Text_20_body">
      <style:paragraph-properties fo:margin-top="0in" fo:margin-bottom="0in"/>
      <style:text-properties fo:color="#000000" style:font-name="TH Sarabun New" fo:font-size="16pt" style:font-size-asian="16pt" style:font-name-complex="TH Sarabun New" style:font-size-complex="16pt" style:language-complex="zxx" style:country-complex="none" style:font-weight-complex="bold"/>
    </style:style>
    <style:style style:name="P28" style:family="paragraph" style:parent-style-name="Text_20_body" style:list-style-name="L1">
      <style:paragraph-properties fo:line-height="106%"/>
      <style:text-properties fo:color="#000000" style:font-name="TH Sarabun New" fo:font-size="16pt" fo:language="zxx" fo:country="none" fo:font-weight="bold" style:font-size-asian="16pt" style:font-name-complex="TH Sarabun New" style:font-size-complex="16pt"/>
    </style:style>
    <style:style style:name="P29" style:family="paragraph" style:parent-style-name="Table_20_Contents" style:list-style-name="L1">
      <style:paragraph-properties fo:margin-top="0.0555in" fo:margin-bottom="0in"/>
      <style:text-properties style:font-name="TH Sarabun New" fo:font-size="16pt" style:font-size-asian="16pt" style:font-name-complex="TH Sarabun New" style:font-size-complex="16pt"/>
    </style:style>
    <style:style style:name="P30" style:family="paragraph" style:parent-style-name="Table_20_Contents" style:list-style-name="L1">
      <style:paragraph-properties fo:margin-top="0.0555in" fo:margin-bottom="0in"/>
      <style:text-properties fo:color="#000000" style:font-name="TH Sarabun New" fo:font-size="16pt" fo:language="zxx" fo:country="none" fo:font-weight="bold" style:font-size-asian="16pt" style:font-name-complex="TH Sarabun New" style:font-size-complex="16pt" style:language-complex="zxx" style:country-complex="none"/>
    </style:style>
    <style:style style:name="P31" style:family="paragraph" style:parent-style-name="Table_20_Contents" style:list-style-name="L1">
      <style:paragraph-properties fo:margin-top="0.0555in" fo:margin-bottom="0in" fo:line-height="106%"/>
      <style:text-properties fo:color="#000000" style:font-name="TH Sarabun New" fo:font-size="16pt" fo:language="zxx" fo:country="none" fo:font-weight="normal" style:font-size-asian="16pt" style:font-weight-asian="normal" style:font-name-complex="TH Sarabun New" style:font-size-complex="16pt" style:language-complex="zxx" style:country-complex="none" style:font-weight-complex="normal"/>
    </style:style>
    <style:style style:name="P32" style:family="paragraph" style:parent-style-name="Table_20_Contents" style:list-style-name="L1">
      <style:paragraph-properties fo:margin-top="0.0555in" fo:margin-bottom="0in" fo:line-height="106%"/>
      <style:text-properties fo:color="#000000" style:font-name="TH Sarabun New" fo:font-size="16pt" fo:language="zxx" fo:country="none" fo:font-weight="normal" style:font-size-asian="16pt" style:font-weight-asian="normal" style:font-name-complex="TH Sarabun New" style:font-size-complex="16pt" style:font-weight-complex="normal"/>
    </style:style>
    <style:style style:name="P33" style:family="paragraph" style:parent-style-name="Table_20_Contents" style:list-style-name="L1">
      <style:paragraph-properties fo:margin-top="0.0693in" fo:margin-bottom="0.0693in" fo:line-height="106%"/>
      <style:text-properties fo:color="#000000" style:font-name="TH Sarabun New" fo:font-size="16pt" fo:language="zxx" fo:country="none" fo:font-weight="normal" style:font-size-asian="16pt" style:font-weight-asian="normal" style:font-name-complex="TH Sarabun New" style:font-size-complex="16pt" style:font-weight-complex="normal"/>
    </style:style>
    <style:style style:name="P34" style:family="paragraph" style:parent-style-name="Table_20_Contents" style:list-style-name="L1">
      <style:paragraph-properties fo:margin-top="0in" fo:margin-bottom="0in" fo:line-height="106%"/>
      <style:text-properties fo:color="#000000" style:font-name="TH Sarabun New" fo:font-size="16pt" fo:language="zxx" fo:country="none" fo:font-weight="bold" style:font-size-asian="16pt" style:font-name-complex="TH Sarabun New" style:font-size-complex="16pt"/>
    </style:style>
    <style:style style:name="P35" style:family="paragraph" style:parent-style-name="Table_20_Contents" style:list-style-name="L1">
      <style:paragraph-properties fo:margin-top="0in" fo:margin-bottom="0in" fo:line-height="106%"/>
      <style:text-properties fo:color="#000000" style:font-name="TH Sarabun New" fo:font-size="16pt" fo:language="zxx" fo:country="none" fo:font-weight="normal" style:font-size-asian="16pt" style:font-weight-asian="normal" style:font-name-complex="TH Sarabun New" style:font-size-complex="16pt" style:language-complex="zxx" style:country-complex="none" style:font-weight-complex="normal"/>
    </style:style>
    <style:style style:name="P36" style:family="paragraph" style:parent-style-name="Table_20_Contents" style:list-style-name="L1">
      <style:paragraph-properties fo:margin-top="0in" fo:margin-bottom="0in" fo:line-height="106%"/>
      <style:text-properties fo:color="#000000" style:font-name="TH Sarabun New" fo:font-size="16pt" style:font-size-asian="16pt" style:font-name-complex="TH Sarabun New" style:font-size-complex="16pt"/>
    </style:style>
    <style:style style:name="P37" style:family="paragraph" style:parent-style-name="Table_20_Contents">
      <style:paragraph-properties fo:margin-top="0in" fo:margin-bottom="0in" fo:line-height="100%"/>
      <style:text-properties fo:color="#000000" style:font-name="TH Sarabun New" fo:font-size="14pt" fo:language="zxx" fo:country="none" fo:font-weight="bold" style:font-size-asian="14pt" style:font-weight-asian="bold" style:font-name-complex="TH Sarabun New" style:font-size-complex="14pt" style:font-weight-complex="bold"/>
    </style:style>
    <style:style style:name="P38" style:family="paragraph" style:parent-style-name="Table_20_Contents" style:list-style-name="L1">
      <style:paragraph-properties fo:margin-top="0in" fo:margin-bottom="0in" fo:line-height="106%"/>
      <style:text-properties style:font-name="TH Sarabun New" fo:font-size="16pt" fo:font-weight="normal" style:font-size-asian="16pt" style:font-weight-asian="normal" style:font-name-complex="TH Sarabun New" style:font-size-complex="16pt" style:font-weight-complex="normal"/>
    </style:style>
    <style:style style:name="P39" style:family="paragraph" style:parent-style-name="Table_20_Contents" style:list-style-name="L1">
      <style:paragraph-properties fo:margin-left="1in" fo:margin-right="0in" fo:margin-top="0.0555in" fo:margin-bottom="0in" fo:text-indent="-0.25in" style:auto-text-indent="false"/>
      <style:text-properties style:font-name="TH Sarabun New" fo:font-size="16pt" style:font-size-asian="16pt" style:font-name-complex="TH Sarabun New" style:font-size-complex="16pt"/>
    </style:style>
    <style:style style:name="P40" style:family="paragraph" style:parent-style-name="Table_20_Contents" style:list-style-name="L1">
      <style:paragraph-properties fo:margin-left="1in" fo:margin-right="0in" fo:margin-top="0.0555in" fo:margin-bottom="0in" fo:line-height="106%" fo:text-indent="-0.25in" style:auto-text-indent="false"/>
      <style:text-properties fo:color="#000000" style:font-name="TH Sarabun New" fo:font-size="16pt" fo:language="zxx" fo:country="none" fo:font-weight="normal" style:font-size-asian="16pt" style:font-weight-asian="normal" style:font-name-complex="TH Sarabun New" style:font-size-complex="16pt" style:font-weight-complex="normal"/>
    </style:style>
    <style:style style:name="P41" style:family="paragraph" style:parent-style-name="Table_20_Contents" style:list-style-name="L1">
      <style:paragraph-properties fo:margin-left="1in" fo:margin-right="0in" fo:margin-top="0.0555in" fo:margin-bottom="0in" fo:text-indent="-0.25in" style:auto-text-indent="false"/>
      <style:text-properties fo:color="#000000" style:font-name="TH Sarabun New" fo:font-size="16pt" fo:language="zxx" fo:country="none" fo:font-weight="normal" style:font-size-asian="16pt" style:font-weight-asian="normal" style:font-name-complex="TH Sarabun New" style:font-size-complex="16pt" style:language-complex="zxx" style:country-complex="none" style:font-weight-complex="normal"/>
    </style:style>
    <style:style style:name="P42" style:family="paragraph" style:parent-style-name="Table_20_Contents" style:list-style-name="L1">
      <style:paragraph-properties fo:margin-left="1in" fo:margin-right="0in" fo:margin-top="0.0555in" fo:margin-bottom="0in" fo:line-height="106%" fo:text-indent="-0.25in" style:auto-text-indent="false"/>
      <style:text-properties fo:color="#000000" style:font-name="TH Sarabun New" fo:font-size="16pt" fo:language="zxx" fo:country="none" fo:font-weight="normal" style:font-size-asian="16pt" style:font-weight-asian="normal" style:font-name-complex="TH Sarabun New" style:font-size-complex="16pt" style:language-complex="zxx" style:country-complex="none" style:font-weight-complex="normal"/>
    </style:style>
    <style:style style:name="P43" style:family="paragraph" style:parent-style-name="Table_20_Contents" style:list-style-name="L1">
      <style:paragraph-properties fo:margin-left="1in" fo:margin-right="0in" fo:margin-top="0.0555in" fo:margin-bottom="0in" fo:line-height="106%" fo:text-indent="-0.25in" style:auto-text-indent="false"/>
      <style:text-properties fo:color="#000000" style:font-name="TH Sarabun New" fo:font-size="16pt" fo:language="zxx" fo:country="none" fo:font-weight="bold" style:font-size-asian="16pt" style:font-name-complex="TH Sarabun New" style:font-size-complex="16pt"/>
    </style:style>
    <style:style style:name="P44" style:family="paragraph" style:parent-style-name="Table_20_Contents" style:list-style-name="L1">
      <style:paragraph-properties fo:margin-left="1in" fo:margin-right="0in" fo:margin-top="0.111in" fo:margin-bottom="0in" fo:text-indent="-0.25in" style:auto-text-indent="false"/>
      <style:text-properties style:font-name="TH Sarabun New" fo:font-size="16pt" style:font-size-asian="16pt" style:font-name-complex="TH Sarabun New" style:font-size-complex="16pt"/>
    </style:style>
    <style:style style:name="P45" style:family="paragraph" style:parent-style-name="Table_20_Contents" style:list-style-name="L1">
      <style:paragraph-properties fo:margin-left="1in" fo:margin-right="0in" fo:margin-top="0.111in" fo:margin-bottom="0in" fo:text-indent="-0.25in" style:auto-text-indent="false"/>
      <style:text-properties fo:color="#000000" style:font-name="TH Sarabun New" fo:font-size="16pt" fo:language="zxx" fo:country="none" fo:font-weight="normal" style:font-size-asian="16pt" style:font-weight-asian="normal" style:font-name-complex="TH Sarabun New" style:font-size-complex="16pt" style:language-complex="zxx" style:country-complex="none" style:font-weight-complex="normal"/>
    </style:style>
    <style:style style:name="P46" style:family="paragraph" style:parent-style-name="Table_20_Contents" style:list-style-name="L1">
      <style:paragraph-properties fo:margin-left="1in" fo:margin-right="0in" fo:margin-top="0.111in" fo:margin-bottom="0in" fo:line-height="106%" fo:text-indent="-0.25in" style:auto-text-indent="false"/>
      <style:text-properties fo:color="#000000" style:font-name="TH Sarabun New" fo:font-size="16pt" fo:language="zxx" fo:country="none" fo:font-weight="normal" style:font-size-asian="16pt" style:font-weight-asian="normal" style:font-name-complex="TH Sarabun New" style:font-size-complex="16pt" style:language-complex="zxx" style:country-complex="none" style:font-weight-complex="normal"/>
    </style:style>
    <style:style style:name="P47" style:family="paragraph" style:parent-style-name="Table_20_Contents" style:list-style-name="L1">
      <style:paragraph-properties fo:margin-left="0.5in" fo:margin-right="0in" fo:margin-top="0in" fo:margin-bottom="0in" fo:line-height="106%" fo:text-indent="-0.25in" style:auto-text-indent="false"/>
      <style:text-properties fo:color="#000000" style:font-name="TH Sarabun New" fo:font-size="16pt" fo:language="zxx" fo:country="none" fo:font-weight="bold" style:font-size-asian="16pt" style:font-name-complex="TH Sarabun New" style:font-size-complex="16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name-complex="Tahoma" style:font-weight-complex="bold"/>
    </style:style>
    <style:style style:name="T6" style:family="text">
      <style:text-properties style:font-name-complex="Tahoma"/>
    </style:style>
    <style:style style:name="T7" style:family="text">
      <style:text-properties fo:color="#000000"/>
    </style:style>
    <style:style style:name="T8" style:family="text">
      <style:text-properties fo:color="#000000" style:font-name="TH Sarabun New" fo:font-size="20pt" fo:font-weight="bold" style:font-size-asian="20pt" style:font-weight-asian="bold" style:font-name-complex="TH Sarabun New" style:font-size-complex="20pt" style:language-complex="zxx" style:country-complex="none" style:font-weight-complex="bold"/>
    </style:style>
    <style:style style:name="T9" style:family="text">
      <style:text-properties fo:color="#000000" style:font-name="TH Sarabun New" fo:font-size="20pt" fo:font-weight="bold" style:font-size-asian="20pt" style:font-weight-asian="bold" style:font-name-complex="TH Sarabun New" style:font-size-complex="20pt" style:font-weight-complex="bold"/>
    </style:style>
    <style:style style:name="T10" style:family="text">
      <style:text-properties fo:color="#000000" style:language-complex="zxx" style:country-complex="none"/>
    </style:style>
    <style:style style:name="T11" style:family="text">
      <style:text-properties fo:color="#000000" style:language-complex="zxx" style:country-complex="none" style:font-weight-complex="bold"/>
    </style:style>
    <style:style style:name="T12" style:family="text">
      <style:text-properties fo:color="#000000" fo:language="zxx" fo:country="none"/>
    </style:style>
    <style:style style:name="T13" style:family="text">
      <style:text-properties fo:color="#000000" fo:language="zxx" fo:country="none" fo:font-weight="bold"/>
    </style:style>
    <style:style style:name="T14" style:family="text">
      <style:text-properties fo:color="#000000" fo:language="zxx" fo:country="none" style:language-complex="zxx" style:country-complex="none"/>
    </style:style>
    <style:style style:name="T15" style:family="text">
      <style:text-properties fo:color="#b64000" fo:language="zxx" fo:country="none" fo:font-weight="bold"/>
    </style:style>
    <style:style style:name="T16" style:family="text">
      <style:text-properties fo:font-variant="normal" fo:text-transform="none"/>
    </style:style>
    <style:style style:name="T17" style:family="text">
      <style:text-properties fo:font-variant="normal" fo:text-transform="none" style:language-complex="zxx" style:country-complex="none"/>
    </style:style>
    <style:style style:name="T18" style:family="text">
      <style:text-properties style:language-complex="zxx" style:country-complex="none"/>
    </style:style>
    <style:style style:name="T19" style:family="text">
      <style:text-properties style:language-complex="zxx" style:country-complex="none" style:font-weight-complex="bold"/>
    </style:style>
    <style:style style:name="T20" style:family="text">
      <style:text-properties fo:language="zxx" fo:country="none"/>
    </style:style>
    <style:style style:name="T21" style:family="text">
      <style:text-properties fo:language="zxx" fo:country="none" fo:font-weight="bold"/>
    </style:style>
    <style:style style:name="T22" style:family="text">
      <style:text-properties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weight-asian="bold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eletype"><text:span text:style-name="T8">หลักสูตร</text:span></text:span><text:span text:style-name="Teletype"><text:span text:style-name="T9"> OpenStack Administration</text:span></text:span></text:p>
      <text:p text:style-name="P13"/>
      <text:p text:style-name="P12"><text:span text:style-name="T18">รายละเอียดของหลักสูตร </text:span><text:span text:style-name="T20">:</text:span></text:p>
      <text:p text:style-name="P15"><text:tab/>หลักสูตรนี้กล่าวถึง หลักการทำงานของ OpenStack เพื่อสำหรับการใช้ติดตั้งและตั้งค่าเพื่อให้สามารถสร้างระบบ Cloud Computing โดยใช้ OpenSource เป็นแกนหลัก โดยจะเน้นให้ผู้เรียนเข้าใจถึงสถาปัตยกรรมและโครงสร้างของ OpenStack เทคนิคการติดตั้ง การตั้งค่า และแก้ปัญหาที่เกิดขึ้นกับการใช้งาน OpenStack</text:p>
      <text:p text:style-name="P14"/>
      <text:p text:style-name="P9"><text:span text:style-name="T19">วัตถุประสงค์</text:span><text:span text:style-name="T21">:</text:span></text:p>
      <text:p text:style-name="P19">1.<text:span text:style-name="T16"> </text:span><text:span text:style-name="T18">รู้และเข้าใจแนวคิดของ </text:span>Cloud Computing <text:span text:style-name="T18">เพื่อนำไปสู่การเข้าใจ </text:span>OpenStack</text:p>
      <text:p text:style-name="P19">2.<text:span text:style-name="T16"> </text:span><text:span text:style-name="T18">รู้จักภาพรวมของ </text:span>OpenStack <text:span text:style-name="T18">รวมไปถึงสถาปัตยกรรมบน OpenStack</text:span></text:p>
      <text:p text:style-name="P19">3.<text:span text:style-name="T16"> </text:span><text:span text:style-name="T18">สามารถติดตั้ง </text:span>OpenStack <text:span text:style-name="T18">บน </text:span>server <text:span text:style-name="T18">หลายตัวได้</text:span></text:p>
      <text:p text:style-name="P19">4.<text:span text:style-name="T16"> </text:span><text:span text:style-name="T18">สามารถจัดการกับระบบ </text:span>OpenStack <text:span text:style-name="T18">ทั้งในมุมมองของผู้ดูแลระบบและผู้ใช้งานได้ </text:span></text:p>
      <text:p text:style-name="P19"/>
      <text:p text:style-name="P10"><text:span text:style-name="T19">คุณสมบัติของผู้อบรม</text:span><text:span text:style-name="T21">:</text:span></text:p>
      <text:p text:style-name="P2"><text:span text:style-name="T17"><text:tab/></text:span><text:span text:style-name="T18">มีความรู้พื้นฐาน </text:span>Linux Administrator </text:p>
      <text:p text:style-name="P27"/>
      <text:p text:style-name="P9"><text:span text:style-name="T10"/></text:p>
      <text:p text:style-name="P11"/>
      <text:h text:style-name="P22" text:outline-level="3"><text:span text:style-name="T22">ระยะเวลา</text:span><text:span text:style-name="T15">: </text:span><text:span text:style-name="T20">18 </text:span>ชั่วโมง <text:span text:style-name="T20">( 3 </text:span>วัน <text:span text:style-name="T20">)</text:span></text:h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><text:soft-page-break/><text:span text:style-name="T19">รายระเอียดการอบรม</text:span><text:span text:style-name="T21">:</text:span></text:p>
      <text:p text:style-name="P21">วันที่ 1</text:p>
      <text:list xml:id="list9612683612" text:style-name="L1">
        <text:list-item>
          <text:list>
            <text:list-header>
              <text:p text:style-name="P28">Basic Knowledge</text:p>
              <text:list>
                <text:list-item>
                  <text:list>
                    <text:list-item>
                      <text:p text:style-name="P29"><text:span text:style-name="T10">ความหมายของ </text:span><text:span text:style-name="T7">cloud computing</text:span> </text:p>
                    </text:list-item>
                    <text:list-item>
                      <text:p text:style-name="P29"><text:span text:style-name="T10">เทคโนโลยี </text:span><text:span text:style-name="T7">virtualization</text:span> </text:p>
                    </text:list-item>
                    <text:list-item>
                      <text:p text:style-name="P29"><text:span text:style-name="T10">แนวคิดของ </text:span><text:span text:style-name="T7">OpenAPI</text:span> </text:p>
                    </text:list-item>
                    <text:list-item>
                      <text:p text:style-name="P33">RESTful</text:p>
                    </text:list-item>
                  </text:list>
                </text:list-item>
              </text:list>
              <text:p text:style-name="P34">OpenStack Overview</text:p>
              <text:list>
                <text:list-item>
                  <text:list>
                    <text:list-item text:start-value="1">
                      <text:p text:style-name="P30">ประวัติความเป็นมาของ OpenStack </text:p>
                    </text:list-item>
                    <text:list-item>
                      <text:p text:style-name="P29"><text:span text:style-name="T10">ภาพรวมของ </text:span><text:span text:style-name="T7">project (nova , glance , swift , neutron , keystone ,horizon , cinder)</text:span></text:p>
                    </text:list-item>
                  </text:list>
                </text:list-item>
              </text:list>
              <text:p text:style-name="P34">pre-workshop : <text:span text:style-name="T18">เตรียมความพร้อมสร้างระบบ </text:span>Cloud Service</text:p>
            </text:list-header>
          </text:list>
        </text:list-item>
        <text:list-item>
          <text:p text:style-name="P39"><text:span text:style-name="T10">ตั้งค่า </text:span><text:span text:style-name="T7">Operating System </text:span><text:span text:style-name="T10">ตาม </text:span><text:span text:style-name="T7">Reference Architecture</text:span> </text:p>
        </text:list-item>
        <text:list-item>
          <text:p text:style-name="P40"><text:span text:style-name="T18">ปรับแต่ง </text:span>Software Repository </text:p>
          <text:list>
            <text:list-header>
              <text:p text:style-name="P47">Deploying OpenStack with RDO</text:p>
              <text:p text:style-name="P47">workshop 1 : Deploying OpenStack with RDO</text:p>
            </text:list-header>
          </text:list>
        </text:list-item>
        <text:list-item>
          <text:p text:style-name="P44"><text:span text:style-name="T10">การเตรียมสภาพแวดล้อมของระบบ</text:span> </text:p>
        </text:list-item>
        <text:list-item>
          <text:p text:style-name="P44"><text:span text:style-name="T10">การ </text:span><text:span text:style-name="T7">custom configuration file </text:span><text:span text:style-name="T10">ก่อนการติดตั้งตาม </text:span><text:span text:style-name="T7">Reference Architecture</text:span> </text:p>
        </text:list-item>
        <text:list-item>
          <text:p text:style-name="P43"><text:span text:style-name="T18">ทดสอบการติดตั้งโดยการเข้าใช้งานผ่าน </text:span><text:span text:style-name="T23">dashboard </text:span></text:p>
        </text:list-item>
      </text:list>
      <text:p text:style-name="P16"><text:span text:style-name="T24">วันที่ 2</text:span> </text:p>
      <text:p text:style-name="P24">OpenStack Identity <text:span text:style-name="T12">Service (Keystone)</text:span></text:p>
      <text:list xml:id="list510804883" text:continue-numbering="true" text:style-name="L1">
        <text:list-item>
          <text:p text:style-name="P45">แนวคิดและหลักปรัชญา </text:p>
        </text:list-item>
        <text:list-item>
          <text:p text:style-name="P41">สถาปัตยกรรม </text:p>
        </text:list-item>
        <text:list-item>
          <text:p text:style-name="P41">การติดต่อสื่อสารกับ Component อื่น (keystone API) </text:p>
        </text:list-item>
        <text:list-item>
          <text:p text:style-name="P41"><text:soft-page-break/>หน้าที่หลักของ Keystone </text:p>
        </text:list-item>
      </text:list>
      <text:p text:style-name="P25">OpenStack Compute Service (Nova)</text:p>
      <text:list xml:id="list207826149" text:continue-numbering="true" text:style-name="L1">
        <text:list-item>
          <text:p text:style-name="P46">การติดต่อสื่อสารกับ Component อื่น (Nova API) </text:p>
        </text:list-item>
        <text:list-item>
          <text:p text:style-name="P42">การสื่อสารกันภายใน Nova ด้วย Massage Queue </text:p>
        </text:list-item>
        <text:list-item>
          <text:p text:style-name="P42">การจัดสรรงานบน Cloud Service (Nova Scheduler) </text:p>
        </text:list-item>
        <text:list-item>
          <text:p text:style-name="P42">หัวใจแห่งการประมวลผลบน Cloud (Nova-Compute) </text:p>
        </text:list-item>
        <text:list-item>
          <text:p text:style-name="P42">Nova Conductor </text:p>
        </text:list-item>
      </text:list>
      <text:p text:style-name="P25">OpenStack Network Service (Neutron)</text:p>
      <text:list xml:id="list582381387" text:continue-numbering="true" text:style-name="L1">
        <text:list-item>
          <text:p text:style-name="P42">แนวคิดและหลักปรัชญา </text:p>
        </text:list-item>
        <text:list-item>
          <text:p text:style-name="P42">สถาปัตยกรรม </text:p>
        </text:list-item>
        <text:list-item>
          <text:p text:style-name="P42">Network Configuration Flow </text:p>
        </text:list-item>
        <text:list-item>
          <text:p text:style-name="P42">Plug-in ที่รองรับการทำงาน </text:p>
        </text:list-item>
      </text:list>
      <text:p text:style-name="P16"><text:tab/>OpenStack Block-Storage Service (Cinder)</text:p>
      <text:list xml:id="list207968953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1">แนวคิดและหลักปรัชญา </text:p>
                    </text:list-item>
                    <text:list-item>
                      <text:p text:style-name="P31">สถาปัตยกรรม </text:p>
                    </text:list-item>
                    <text:list-item>
                      <text:p text:style-name="P31">Cinder Driver</text:p>
                    </text:list-item>
                  </text:list>
                </text:list-item>
              </text:list>
            </text:list-item>
          </text:list>
        </text:list-item>
      </text:list>
      <text:p text:style-name="P16"><text:tab/>OpenStack Image Service (Glance)</text:p>
      <text:list xml:id="list153096146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1">แนวคิดและหลักปรัชญา </text:p>
                    </text:list-item>
                    <text:list-item>
                      <text:p text:style-name="P31">สถาปัตยกรรม </text:p>
                    </text:list-item>
                    <text:list-item>
                      <text:p text:style-name="P31">ความสามารถของ Glance </text:p>
                    </text:list-item>
                    <text:list-item>
                      <text:p text:style-name="P31">Image Format </text:p>
                    </text:list-item>
                  </text:list>
                </text:list-item>
              </text:list>
            </text:list-item>
          </text:list>
        </text:list-item>
      </text:list>
      <text:p text:style-name="P16"><text:tab/>workshop 2 : Create Custom Image</text:p>
      <text:list xml:id="list139031711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1"><text:soft-page-break/>การสร้าง centOS 6.4 virtual machine image โดยใช้ apache web server เป็นตัวอย่าง application ที่รันบน</text:p>
                    </text:list-item>
                  </text:list>
                </text:list-item>
              </text:list>
            </text:list-item>
          </text:list>
        </text:list-item>
      </text:list>
      <text:p text:style-name="P23"><text:span text:style-name="T4">วันที่ 3</text:span> </text:p>
      <text:p text:style-name="P17"><text:tab/>workshop 3 : <text:span text:style-name="T18">พื้นฐานการใช้งาน </text:span>OpenStack <text:span text:style-name="T18">ทั้งในมุมมองของผู้ใช้และผู้ดูแลระบบ</text:span></text:p>
      <text:list xml:id="list84473913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5">Authentication เพื่อเข้าสู่ OpenStack </text:p>
                    </text:list-item>
                    <text:list-item>
                      <text:p text:style-name="P35">การสร้างผู้ใช้งาน และ การกำหนดสิทธิ์ต่างในระบบ </text:p>
                    </text:list-item>
                    <text:list-item>
                      <text:p text:style-name="P35">การจัดการด้วยสิทธื์ผู้ดูแลระบบ </text:p>
                    </text:list-item>
                    <text:list-item>
                      <text:p text:style-name="P35">เข้าใช้งานด้วยผู้ใช้ที่ถูกสร้างจากผู้ดูแลระบบ </text:p>
                    </text:list-item>
                    <text:list-item>
                      <text:p text:style-name="P35">การจัดการกับ security ต่าง ๆ ด้วยผู้ใช้ </text:p>
                    </text:list-item>
                    <text:list-item>
                      <text:p text:style-name="P35">การสร้าง VM จาก Image file </text:p>
                    </text:list-item>
                    <text:list-item>
                      <text:p text:style-name="P35">การจัดการกับ VM ที่ถูกสร้าง</text:p>
                    </text:list-item>
                  </text:list>
                </text:list-item>
              </text:list>
            </text:list-item>
          </text:list>
        </text:list-item>
      </text:list>
      <text:p text:style-name="P17"><text:tab/>OpenStack storage service (Swift)</text:p>
      <text:list xml:id="list28958683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5">สถาปัตยกรรมของ Swift </text:p>
                    </text:list-item>
                    <text:list-item>
                      <text:p text:style-name="P36">The Ring , Ring Builder , partitioning </text:p>
                    </text:list-item>
                    <text:list-item>
                      <text:p text:style-name="P36">account, container <text:span text:style-name="T18">และ </text:span>object server </text:p>
                    </text:list-item>
                    <text:list-item>
                      <text:p text:style-name="P36">Replication </text:p>
                    </text:list-item>
                    <text:list-item>
                      <text:p text:style-name="P32">Security <text:span text:style-name="T18">และ </text:span>ACL</text:p>
                    </text:list-item>
                  </text:list>
                </text:list-item>
              </text:list>
            </text:list-item>
          </text:list>
        </text:list-item>
      </text:list>
      <text:p text:style-name="P17"><text:tab/>workshop 4 : <text:span text:style-name="T18">การติดตั้งและใช้งาน </text:span>Swift</text:p>
      <text:list xml:id="list8618829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8"><text:span text:style-name="T12">CRUD (Create, Read, Update, Delete) </text:span><text:span text:style-name="T14">บน </text:span><text:span text:style-name="T12">container </text:span><text:span text:style-name="T14">และ </text:span><text:span text:style-name="T12">object</text:span></text:p>
                    </text:list-item>
                    <text:list-item>
                      <text:p text:style-name="P38"><text:s/><text:span text:style-name="T14">การใช้งาน </text:span><text:span text:style-name="T12">Swift API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><text:tab/>Workshop 5 : <text:span text:style-name="T18">การเคลื่อนย้าย </text:span>VM <text:span text:style-name="T18">ระหว่าง </text:span>Host (Live Migration)</text:p>
      <text:list xml:id="list196074632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5">การตั้งค่า file configuration ที่เกี่ยวข้องกับการทำ Live Migration 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18">สํารองที่นั่งได้ที่<text:tab/>Cluster Kit Training Center (CTC) </text:p>
      <text:p text:style-name="P18">โทรศัพท์<text:tab/><text:tab/>0 2881 3800 </text:p>
      <text:p text:style-name="P18">แฟกซ์<text:tab/><text:tab/>0 2424 7603 </text:p>
      <text:p text:style-name="P18">เว็บไซต์ <text:tab/><text:tab/>http://www.clusterkit.co.th/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TH Sarabun New" svg:font-family="'TH Sarabun New'" style:font-pitch="variable"/>
    <style:font-face style:name="Angsana New" svg:font-family="'Angsana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ordia New" fo:font-size="14pt" fo:language="en" fo:country="US" style:font-name-asian="Cordia New" style:font-size-asian="14pt" style:font-name-complex="Cordia New" style:font-size-complex="14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2.9535in"/>
          <style:tab-stop style:position="4.5283in"/>
        </style:tab-stops>
      </style:paragraph-properties>
      <style:text-properties style:font-name="Angsana New" fo:font-size="16pt" style:font-size-asian="16pt" style:font-name-complex="Angsana New" style:font-size-complex="16pt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font-size-complex="16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font-size-complex="16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Angsana New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Cordia New" style:font-name-asian="Cordia New" style:font-name-complex="Cordia New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complex="th" style:country-complex="TH"/>
    </style:style>
    <style:style style:name="Teletype" style:family="text">
      <style:text-properties style:font-name="DejaVu Sans Mono" style:font-name-asian="Arial Unicode MS1" style:font-name-complex="DejaVu Sans Mono"/>
    </style:style>
    <style:style style:name="Bullet_20_Symbols" style:display-name="Bullet Symbols" style:family="text">
      <style:text-properties style:font-name="OpenSymbol" fo:font-size="6pt" style:font-name-asian="OpenSymbol" style:font-size-asian="5.25pt" style:font-name-complex="OpenSymbol" style:font-size-complex="6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rdia New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83in" fo:margin-left="0.016in" table:align="left" style:writing-mode="lr-tb"/>
    </style:style>
    <style:style style:name="Table1.A" style:family="table-column">
      <style:table-column-properties style:column-width="2.075in"/>
    </style:style>
    <style:style style:name="Table1.B" style:family="table-column">
      <style:table-column-properties style:column-width="4.5833in"/>
    </style:style>
    <style:style style:name="Table1.1" style:family="table-row">
      <style:table-row-properties style:min-row-height="0.5639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 style:snap-to-layout-grid="false"/>
      <style:text-properties style:font-name="TH Sarabun New"/>
    </style:style>
    <style:style style:name="MP2" style:family="paragraph" style:parent-style-name="Standard">
      <style:paragraph-properties style:snap-to-layout-grid="false"/>
      <style:text-properties style:font-name="TH Sarabun New" style:font-name-complex="TH Sarabun New"/>
    </style:style>
    <style:style style:name="MP3" style:family="paragraph" style:parent-style-name="Standard">
      <style:text-properties style:font-name="TH Sarabun New" style:font-name-complex="TH Sarabun New"/>
    </style:style>
    <style:style style:name="MP4" style:family="paragraph" style:parent-style-name="Standard">
      <style:text-properties style:font-name="TH Sarabun New" fo:font-style="italic" style:font-style-asian="italic" style:font-name-complex="TH Sarabun New" style:font-style-complex="italic"/>
    </style:style>
    <style:style style:name="MP5" style:family="paragraph" style:parent-style-name="Header">
      <style:text-properties style:font-name="TH Sarabun New" fo:font-size="8pt" style:font-size-asian="7pt" style:font-size-complex="10.6499996185303pt"/>
    </style:style>
    <style:style style:name="MP6" style:family="paragraph" style:parent-style-name="Footer">
      <style:text-properties style:font-name="TH Sarabun New" fo:font-size="10pt" fo:font-weight="bold" style:font-size-asian="10pt" style:font-weight-asian="bold" style:font-name-complex="Tahoma" style:font-size-complex="10pt" style:font-weight-complex="bold"/>
    </style:style>
    <style:style style:name="MP7" style:family="paragraph" style:parent-style-name="Footer">
      <style:paragraph-properties fo:text-align="center" style:justify-single-word="false"/>
      <style:text-properties style:font-name="TH Sarabun New" fo:font-size="15pt" style:font-size-asian="15pt" style:font-size-complex="15pt"/>
    </style:style>
    <style:style style:name="MT1" style:family="text">
      <style:text-properties fo:font-size="20pt" fo:font-weight="bold" style:font-size-asian="20pt" style:font-weight-asian="bold" style:font-size-complex="20pt" style:font-weight-complex="bold"/>
    </style:style>
    <style:style style:name="MT2" style:family="text">
      <style:text-properties fo:font-size="16pt" fo:font-weight="bold" style:font-size-asian="16pt" style:font-weight-asian="bold" style:font-size-complex="16pt" style:font-weight-complex="bold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weight="bold" style:font-weight-asian="bold" style:font-name-complex="Tahoma" style:font-weight-complex="bold"/>
    </style:style>
    <style:style style:name="MT6" style:family="text">
      <style:text-properties style:font-name-complex="Tahoma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="0.7902in" fo:margin-top="0.7902in" fo:margin-bottom="0.7902in" fo:margin-left="0.7902in" fo:margin-right="0.7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874in" fo:margin-left="0in" fo:margin-right="0in" fo:margin-bottom="0.2484in" style:dynamic-spacing="true"/>
      </style:header-style>
      <style:footer-style>
        <style:header-footer-properties fo:min-height="0.2874in" fo:margin-left="0in" fo:margin-right="0in" fo:margin-top="0.248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48in" fo:margin-right="1.24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draw:frame draw:style-name="Mfr1" draw:name="graphics1" text:anchor-type="as-char" svg:width="1.8902in" svg:height="0.8799in" draw:z-index="3"><draw:image xlink:href="Pictures/10000000000001D8000000DDD81B6D28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บริษัท คลัสเตอร์คิท จำกัด</text:span><text:span text:style-name="MT2"><text:line-break/></text:span><text:span text:style-name="MT3">91 ซ.ริมคลองชักพระ ถนนบางขุนนนท์ แขวงบางขุนนนท์ เขตบางกอกน้อย กทม.10700</text:span></text:p>
              <text:p text:style-name="MP3">Tel. 0 2881 3800 <text:s/>Fax. 0 2424 7603<text:span text:style-name="MT4"> </text:span></text:p>
              <text:p text:style-name="MP4">ebsite: http://www.clusterkit.co.th/ </text:p>
            </table:table-cell>
          </table:table-row>
        </table:table>
        <text:p text:style-name="MP5"/>
      </style:header>
      <style:footer>
        <text:p text:style-name="MP6">---------------------------------------------------------------------------------------------------------------------------------------------------------------------------------------------------------------------</text:p>
        <text:p text:style-name="MP7"><text:span text:style-name="MT5">Cluster Kit Co., Ltd</text:span><text:span text:style-name="MT6">. 91 Rimklongchakpra, Bang Khun Non, Bangkok Noi, Bangkok 10700 Thailand.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HPC Cluster Specification Design by Cluster Kit</dc:title>
    <meta:initial-creator>KITTIRAK</meta:initial-creator>
    <meta:creation-date>2007-02-20T09:08:00</meta:creation-date>
    <dc:date>2013-09-17T17:43:01</dc:date>
    <meta:print-date>2007-02-20T10:15:00</meta:print-date>
    <meta:editing-cycles>36</meta:editing-cycles>
    <meta:editing-duration>PT7H8M18S</meta:editing-duration>
    <meta:generator>LibreOffice/3.5$Linux_X86_64 LibreOffice_project/350m1$Build-2</meta:generator>
    <dc:description>Design by Cluster Kit Co.,Ltd.
Website: http://www.clusterkit.co.th/</dc:description>
    <dc:subject>Andaman Environment and Natural Disaster Research Center</dc:subject>
    <dc:creator>clusterkit </dc:creator>
    <meta:document-statistic meta:table-count="1" meta:image-count="1" meta:object-count="0" meta:page-count="4" meta:paragraph-count="87" meta:word-count="1390" meta:character-count="3223" meta:non-whitespace-character-count="2909"/>
    <meta:user-defined meta:name="Info 1"/>
    <meta:user-defined meta:name="Info 2"/>
    <meta:user-defined meta:name="Info 3"/>
    <meta:user-defined meta:name="Info 4"/>
  </office:meta>
</office:document-meta>
</file>